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095f" officeooo:paragraph-rsid="0012095f"/>
    </style:style>
    <style:style style:name="P2" style:family="paragraph" style:parent-style-name="Standard">
      <style:text-properties officeooo:rsid="00139114" officeooo:paragraph-rsid="00139114"/>
    </style:style>
    <style:style style:name="P3" style:family="paragraph" style:parent-style-name="Standard">
      <style:paragraph-properties fo:text-align="center" style:justify-single-word="false"/>
      <style:text-properties officeooo:rsid="00139114" officeooo:paragraph-rsid="00139114"/>
    </style:style>
    <style:style style:name="P4" style:family="paragraph" style:parent-style-name="Standard">
      <style:paragraph-properties fo:text-align="center" style:justify-single-word="false"/>
      <style:text-properties fo:font-size="14pt" fo:font-weight="bold" officeooo:rsid="00139114" officeooo:paragraph-rsid="00139114"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39114" officeooo:paragraph-rsid="00139114"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2pt" fo:font-weight="normal" officeooo:rsid="00139114" officeooo:paragraph-rsid="0013911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78551" officeooo:paragraph-rsid="001b415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9983c" officeooo:paragraph-rsid="0019983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officeooo:rsid="0027f07e" officeooo:paragraph-rsid="0027f07e" style:font-size-asian="10.5pt" style:font-weight-asian="bold" style:font-size-complex="12pt" style:font-weight-complex="bold"/>
    </style:style>
    <style:style style:name="T1" style:family="text">
      <style:text-properties officeooo:rsid="00155a77"/>
    </style:style>
    <style:style style:name="T2" style:family="text">
      <style:text-properties officeooo:rsid="0018417e"/>
    </style:style>
    <style:style style:name="T3" style:family="text">
      <style:text-properties fo:font-weight="bold" style:font-weight-asian="bold" style:font-weight-complex="bold"/>
    </style:style>
    <style:style style:name="T4" style:family="text">
      <style:text-properties style:font-size-asian="12pt"/>
    </style:style>
    <style:style style:name="T5" style:family="text">
      <style:text-properties officeooo:rsid="0029e99e" style:font-size-asian="12pt"/>
    </style:style>
    <style:style style:name="T6" style:family="text">
      <style:text-properties fo:font-size="10pt" style:font-size-asian="10pt" style:font-size-complex="10pt"/>
    </style:style>
    <style:style style:name="T7" style:family="text">
      <style:text-properties fo:font-size="11pt" style:font-size-asian="11pt" style:font-size-complex="11pt"/>
    </style:style>
    <style:style style:name="T8" style:family="text">
      <style:text-properties officeooo:rsid="0029e99e"/>
    </style:style>
    <style:style style:name="T9" style:family="text">
      <style:text-properties fo:font-weight="normal" officeooo:rsid="0029e99e" style:font-weight-asian="normal" style:font-weight-complex="normal"/>
    </style:style>
    <style:style style:name="T10" style:family="text">
      <style:text-properties fo:font-weight="normal" officeooo:rsid="002b6f79" style:font-weight-asian="normal" style:font-weight-complex="normal"/>
    </style:style>
    <style:style style:name="T11" style:family="text">
      <style:text-properties officeooo:rsid="002b6f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ksandr Itskovich</text:p>
      <text:p text:style-name="P2"/>
      <text:p text:style-name="P3">Project 3, Milestone 1</text:p>
      <text:p text:style-name="P3"/>
      <text:p text:style-name="P4">Rationale</text:p>
      <text:p text:style-name="P4"/>
      <text:p text:style-name="P8"><text:span text:style-name="T3">Website:</text:span> Ithaca Apple Harvest Festival Page</text:p>
      <text:p text:style-name="P5"/>
      <text:p text:style-name="P9"><text:span text:style-name="T5">Note</text:span><text:span text:style-name="T4">:</text:span> <text:span text:style-name="T10">all </text:span><text:span text:style-name="T9">form code is on the "contact.php" page of my website.</text:span></text:p>
      <text:p text:style-name="P5"/>
      <text:p text:style-name="P6">1. I used the PHP "includes" functionality for three sections of my webpage: the header, the navigation bar, and the footer. The code in all <text:span text:style-name="T1">of these sections was identical in each .html file, so replacing them all with a PHP referance significantly helped with code reuse and the DRY principle.</text:span></text:p>
      <text:p text:style-name="P6"/>
      <text:p text:style-name="P7">2. One of the obvious areas of my website in which to include an html form <text:span text:style-name="T2">was the "Contact" page. A form would allow users to communicate information directly to the Festival through the website. In this case, website visitors would be able to submit questions or comments through the form. This is an appropriate addition to the Contact page, because it makes it easy for the user to provide feedback about the festival. Since Festival organizers probably want to get as much feedback as possible about their event, making it easy for festival-goers to leave such feedback is incredibly important. It could also be a venue for users to give feedback about the design of the website, therby serving a dual-purpose, and making it that much more useful.</text:span></text:p>
      <text:p text:style-name="P7"/>
      <text:p text:style-name="P7"><text:span text:style-name="T2">The form comprises 5 distinct types and 7 total elements (2 text fields, 2 radio buttons, a text area, a checkbox, and a button). The user is intended to provide their name, e-mail address (for replies and listserves, if they so choose), indicate whether or not they have attended the Festival, permission about recieving communcations from the Festival, and finally whatever comments or questions they have about the Festiv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M25S</meta:editing-duration>
    <meta:editing-cycles>26</meta:editing-cycles>
    <meta:generator>LibreOffice/5.0.0.5$Windows_x86 LibreOffice_project/1b1a90865e348b492231e1c451437d7a15bb262b</meta:generator>
    <dc:date>2017-10-23T20:05:33.095000000</dc:date>
    <meta:document-statistic meta:table-count="0" meta:image-count="0" meta:object-count="0" meta:page-count="1" meta:paragraph-count="8" meta:word-count="274" meta:character-count="1631" meta:non-whitespace-character-count="1364"/>
    <meta:user-defined meta:name="Info 1"/>
    <meta:user-defined meta:name="Info 2"/>
    <meta:user-defined meta:name="Info 3"/>
    <meta:user-defined meta:name="Info 4"/>
  </office:meta>
</office:document-meta>
</file>